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2.23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5.75cm" fo:min-width="9.2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opacity="50%" draw:opacity-name="" draw:textarea-horizontal-align="justify" draw:textarea-vertical-align="middle" draw:auto-grow-height="false" fo:min-height="1.67cm" fo:min-width="4.77cm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opacity="50%" draw:opacity-name="" draw:textarea-horizontal-align="justify" draw:textarea-vertical-align="middle" draw:auto-grow-height="false" fo:min-height="1.5cm" fo:min-width="4.25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="hatch" draw:fill-color="#ffffff" draw:fill-hatch-name="Red_20_90_20_Degrees_20_Crossed_20_1" draw:fill-hatch-solid="false" draw:textarea-horizontal-align="justify" draw:textarea-vertical-align="middle" draw:auto-grow-height="false" fo:min-height="1.47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opacity="50%" draw:opacity-name="" draw:textarea-horizontal-align="justify" draw:textarea-vertical-align="middle" draw:auto-grow-height="false" fo:min-height="0.47cm" fo:min-width="1.82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ffffff" draw:opacity="50%" draw:opacity-name="" draw:textarea-horizontal-align="justify" draw:textarea-vertical-align="middle" draw:auto-grow-height="false" fo:min-height="1.97cm" fo:min-width="6.52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b2b2b2" draw:opacity="50%" draw:opacity-name="" draw:textarea-horizontal-align="justify" draw:textarea-vertical-align="middle" draw:auto-grow-height="false" fo:min-height="1.97cm" fo:min-width="0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02cm" fo:min-width="0.07cm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9" style:family="graphic" style:parent-style-name="objectwithoutfill">
      <style:graphic-properties svg:stroke-width="0.02cm" svg:stroke-color="#000000" draw:marker-start-width="0.24cm" draw:marker-end="Arrow_20_short" draw:marker-end-width="0.12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svg:stroke-width="0.02cm" svg:stroke-color="#000000" draw:marker-start-width="0.23cm" draw:marker-end="Arrow_20_short" draw:marker-end-width="0.12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0.5cm"/>
    </style:style>
    <style:style style:name="gr24" style:family="graphic" style:parent-style-name="standard">
      <style:graphic-properties draw:stroke="none" svg:stroke-color="#000000" draw:fill="none" draw:fill-color="#ffffff" fo:min-height="0.1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 draw:opacity="50%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solid" draw:fill-color="#ffffff" draw:opacity="50%"/>
      <style:paragraph-properties fo:text-align="center"/>
    </style:style>
    <style:style style:name="P11" style:family="paragraph">
      <loext:graphic-properties draw:fill-color="#b2b2b2" draw:opacity="50%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4cm" svg:y1="10.75cm" svg:x2="8.52cm" svg:y2="3.24cm">
          <text:p/>
        </draw:line>
        <draw:custom-shape draw:style-name="gr2" draw:text-style-name="P2" draw:layer="layout" svg:width="2.73cm" svg:height="1.7cm" svg:x="8.5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75cm" svg:height="6cm" svg:x="1.05cm" svg:y="4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cm" svg:height="1.95cm" svg:x="1.3cm" svg:y="1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latex§$R$§svg§600§TRUE§</svg:desc>
          <draw:g>
            <draw:path draw:style-name="gr5" draw:text-style-name="P4" draw:layer="layout" svg:width="0.248cm" svg:height="0.245cm" svg:x="2.982cm" svg:y="8.93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custom-shape draw:style-name="gr6" draw:text-style-name="P3" draw:layer="layout" svg:width="4.75cm" svg:height="1.75cm" svg:x="1.4cm" svg:y="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45cm" svg:height="1.75cm" svg:x="6.1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35cm" svg:height="0.75cm" svg:x="8.7cm" svg:y="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05cm" svg:y1="2.38cm" svg:x2="14.8cm" svg:y2="2.38cm">
          <text:p/>
        </draw:line>
        <draw:custom-shape draw:style-name="gr10" draw:text-style-name="P6" draw:layer="layout" svg:width="0.72cm" svg:height="0.55cm" draw:transform="rotate (-1.5707963267949) translate (13.835cm 2.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0.16cm" svg:height="0.16cm" svg:x="14.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2.5cm" svg:height="0.725cm" svg:x="2.6cm" svg:y="2cm">
          <draw:text-box>
            <text:p text:style-name="P8"><text:span text:style-name="T1">Szintilator</text:span></text:p>
          </draw:text-box>
        </draw:frame>
        <draw:frame draw:style-name="gr12" draw:text-style-name="P9" draw:layer="layout" svg:width="2.5cm" svg:height="0.725cm" svg:x="7.7cm" svg:y="0.601cm">
          <draw:text-box>
            <text:p text:style-name="P8"><text:span text:style-name="T1">L</text:span><text:span text:style-name="T1">i</text:span><text:span text:style-name="T1">c</text:span><text:span text:style-name="T1">h</text:span><text:span text:style-name="T1">t</text:span><text:span text:style-name="T1">l</text:span><text:span text:style-name="T1">e</text:span><text:span text:style-name="T1">i</text:span><text:span text:style-name="T1">t</text:span><text:span text:style-name="T1">e</text:span><text:span text:style-name="T1">r</text:span></text:p>
          </draw:text-box>
        </draw:frame>
        <draw:frame draw:style-name="gr13" draw:text-style-name="P9" draw:layer="layout" svg:width="3.5cm" svg:height="0.645cm" svg:x="10.2cm" svg:y="0.602cm">
          <draw:text-box>
            <text:p text:style-name="P8"><text:span text:style-name="T1">P</text:span><text:span text:style-name="T1">h</text:span><text:span text:style-name="T1">o</text:span><text:span text:style-name="T1">t</text:span><text:span text:style-name="T1">o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i</text:span><text:span text:style-name="T1">e</text:span><text:span text:style-name="T1">r</text:span></text:p>
          </draw:text-box>
        </draw:frame>
        <draw:line draw:style-name="gr1" draw:text-style-name="P1" draw:layer="layout" svg:x1="7.488cm" svg:y1="1.834cm" svg:x2="8.512cm" svg:y2="1.117cm">
          <text:p/>
        </draw:line>
        <draw:line draw:style-name="gr1" draw:text-style-name="P1" draw:layer="layout" svg:x1="9.886cm" svg:y1="1.831cm" svg:x2="10.903cm" svg:y2="1.119cm">
          <text:p/>
        </draw:line>
        <draw:g>
          <draw:line draw:style-name="gr14" draw:text-style-name="P1" draw:layer="layout" svg:x1="3.1cm" svg:y1="5.2cm" svg:x2="3.1cm" svg:y2="8.1cm">
            <text:p/>
          </draw:line>
          <draw:custom-shape draw:style-name="gr15" draw:text-style-name="P10" draw:layer="layout" svg:width="7.05cm" svg:height="2.25cm" svg:x="1.5cm" svg:y="5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0.15cm" svg:height="2.25cm" svg:x="1.5cm" svg:y="5.4cm">
            <text:p/>
            <draw:enhanced-geometry svg:viewBox="0 0 21600 21600" draw:type="rectangle" draw:enhanced-path="M 0 0 L 21600 0 21600 21600 0 21600 0 0 Z N"/>
          </draw:custom-shape>
          <draw:path draw:style-name="gr9" draw:text-style-name="P1" draw:layer="layout" svg:width="0.534cm" svg:height="0.368cm" draw:transform="skewX (-0.00261799387799145) rotate (2.00608144224228) translate (2.58651407407444cm 6.19574430775649cm)" svg:viewBox="0 0 535 369" svg:d="M0 369c411 0 535-369 535-369">
            <text:p/>
          </draw:path>
          <draw:path draw:style-name="gr9" draw:text-style-name="P1" draw:layer="layout" svg:width="0.534cm" svg:height="0.368cm" draw:transform="skewX (-0.00261799387799144) rotate (2.00608144224228) translate (4.98751407407444cm 6.1967443077565cm)" svg:viewBox="0 0 535 369" svg:d="M0 369c411 0 535-369 535-369">
            <text:p/>
          </draw:path>
          <draw:path draw:style-name="gr9" draw:text-style-name="P1" draw:layer="layout" svg:width="0.534cm" svg:height="0.368cm" draw:transform="skewX (-0.00261799387799144) rotate (2.00608144224228) translate (3.78851407407444cm 6.19774430775649cm)" svg:viewBox="0 0 535 369" svg:d="M0 369c411 0 535-369 535-369">
            <text:p/>
          </draw:path>
          <draw:path draw:style-name="gr9" draw:text-style-name="P1" draw:layer="layout" svg:width="0.534cm" svg:height="0.368cm" draw:transform="skewX (-0.00261799387799144) rotate (2.00608144224228) translate (6.18851407407445cm 6.1977443077565cm)" svg:viewBox="0 0 535 369" svg:d="M0 369c411 0 535-369 535-369">
            <text:p/>
          </draw:path>
          <draw:path draw:style-name="gr9" draw:text-style-name="P1" draw:layer="layout" svg:width="0.534cm" svg:height="0.368cm" draw:transform="skewX (-0.00261799387799151) rotate (2.00608144224228) translate (7.38951407407444cm 6.1987443077565cm)" svg:viewBox="0 0 535 369" svg:d="M0 369c411 0 535-369 535-369">
            <text:p/>
          </draw:path>
          <draw:path draw:style-name="gr9" draw:text-style-name="P1" draw:layer="layout" svg:width="0.534cm" svg:height="0.369cm" draw:transform="skewX (-0.00296705972839023) rotate (-1.13586027719791) translate (7.49865499421414cm 6.75517653084999cm)" svg:viewBox="0 0 535 370" svg:d="M0 370c411 0 535-370 535-370">
            <text:p/>
          </draw:path>
          <draw:path draw:style-name="gr9" draw:text-style-name="P1" draw:layer="layout" svg:width="0.534cm" svg:height="0.369cm" draw:transform="skewX (-0.00296705972839037) rotate (-1.13586027719791) translate (5.09765499421414cm 6.75417653084999cm)" svg:viewBox="0 0 535 370" svg:d="M0 370c411 0 535-370 535-370">
            <text:p/>
          </draw:path>
          <draw:path draw:style-name="gr9" draw:text-style-name="P1" draw:layer="layout" svg:width="0.534cm" svg:height="0.369cm" draw:transform="skewX (-0.00296705972839023) rotate (-1.13586027719791) translate (6.29665499421414cm 6.75317653084999cm)" svg:viewBox="0 0 535 370" svg:d="M0 370c411 0 535-370 535-370">
            <text:p/>
          </draw:path>
          <draw:path draw:style-name="gr9" draw:text-style-name="P1" draw:layer="layout" svg:width="0.534cm" svg:height="0.369cm" draw:transform="skewX (-0.00296705972839038) rotate (-1.13586027719791) translate (3.89665499421414cm 6.75317653084999cm)" svg:viewBox="0 0 535 370" svg:d="M0 370c411 0 535-370 535-370">
            <text:p/>
          </draw:path>
          <draw:path draw:style-name="gr9" draw:text-style-name="P1" draw:layer="layout" svg:width="0.534cm" svg:height="0.369cm" draw:transform="skewX (-0.00296705972839038) rotate (-1.13586027719791) translate (2.69565499421414cm 6.75217653084999cm)" svg:viewBox="0 0 535 370" svg:d="M0 370c411 0 535-370 535-370">
            <text:p/>
          </draw:path>
          <draw:custom-shape draw:style-name="gr17" draw:text-style-name="P7" draw:layer="layout" svg:width="0.6cm" svg:height="0.3cm" svg:x="2.85cm" svg:y="8.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0.6cm" svg:height="0.3cm" svg:x="3.85cm" svg:y="8.5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2.6cm" svg:y1="7.2cm" svg:x2="2.6cm" svg:y2="9.6cm">
            <text:p/>
          </draw:line>
          <draw:line draw:style-name="gr14" draw:text-style-name="P1" draw:layer="layout" svg:x1="2.7cm" svg:y1="5.2cm" svg:x2="2.7cm" svg:y2="5.8cm">
            <text:p/>
          </draw:line>
          <draw:custom-shape draw:style-name="gr17" draw:text-style-name="P7" draw:layer="layout" svg:width="0.6cm" svg:height="0.3cm" svg:x="7.45cm" svg:y="8.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0.6cm" svg:height="0.3cm" svg:x="8.45cm" svg:y="8.55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2.85cm" svg:y1="8.7cm" svg:x2="1.6cm" svg:y2="8.7cm">
            <text:p/>
          </draw:line>
          <draw:frame draw:style-name="gr18" draw:text-style-name="P9" draw:layer="layout" svg:width="1cm" svg:height="0.75cm" svg:x="5.5cm" svg:y="8.3cm">
            <draw:text-box>
              <text:p text:style-name="P8"><text:span text:style-name="T1">…</text:span></text:p>
            </draw:text-box>
          </draw:frame>
          <draw:line draw:style-name="gr14" draw:text-style-name="P1" draw:layer="layout" svg:x1="3.85cm" svg:y1="8.7cm" svg:x2="3.45cm" svg:y2="8.7cm">
            <text:p/>
          </draw:line>
          <draw:line draw:style-name="gr14" draw:text-style-name="P1" draw:layer="layout" svg:x1="4.85cm" svg:y1="8.7cm" svg:x2="4.45cm" svg:y2="8.7cm">
            <text:p/>
          </draw:line>
          <draw:line draw:style-name="gr14" draw:text-style-name="P1" draw:layer="layout" svg:x1="7.45cm" svg:y1="8.7cm" svg:x2="7.05cm" svg:y2="8.7cm">
            <text:p/>
          </draw:line>
          <draw:line draw:style-name="gr14" draw:text-style-name="P1" draw:layer="layout" svg:x1="8.45cm" svg:y1="8.7cm" svg:x2="8.05cm" svg:y2="8.7cm">
            <text:p/>
          </draw:line>
          <draw:line draw:style-name="gr14" draw:text-style-name="P1" draw:layer="layout" svg:x1="3.1cm" svg:y1="5.2cm" svg:x2="2.7cm" svg:y2="5.2cm">
            <text:p/>
          </draw:line>
          <draw:line draw:style-name="gr14" draw:text-style-name="P1" draw:layer="layout" svg:x1="3.65cm" svg:y1="8.1cm" svg:x2="3.1cm" svg:y2="8.1cm">
            <text:p/>
          </draw:line>
          <draw:line draw:style-name="gr14" draw:text-style-name="P1" draw:layer="layout" svg:x1="3.65cm" svg:y1="8.1cm" svg:x2="3.65cm" svg:y2="8.7cm">
            <text:p/>
          </draw:line>
          <draw:line draw:style-name="gr14" draw:text-style-name="P1" draw:layer="layout" svg:x1="3.8cm" svg:y1="7.2cm" svg:x2="3.8cm" svg:y2="8.1cm">
            <text:p/>
          </draw:line>
          <draw:line draw:style-name="gr14" draw:text-style-name="P1" draw:layer="layout" svg:x1="4.65cm" svg:y1="8.1cm" svg:x2="3.8cm" svg:y2="8.1cm">
            <text:p/>
          </draw:line>
          <draw:line draw:style-name="gr14" draw:text-style-name="P1" draw:layer="layout" svg:x1="4.65cm" svg:y1="8.1cm" svg:x2="4.65cm" svg:y2="8.7cm">
            <text:p/>
          </draw:line>
          <draw:line draw:style-name="gr14" draw:text-style-name="P1" draw:layer="layout" svg:x1="7.395cm" svg:y1="7.195cm" svg:x2="7.395cm" svg:y2="8.095cm">
            <text:p/>
          </draw:line>
          <draw:line draw:style-name="gr14" draw:text-style-name="P1" draw:layer="layout" svg:x1="8.245cm" svg:y1="8.095cm" svg:x2="7.395cm" svg:y2="8.095cm">
            <text:p/>
          </draw:line>
          <draw:line draw:style-name="gr14" draw:text-style-name="P1" draw:layer="layout" svg:x1="1.6cm" svg:y1="7.65cm" svg:x2="1.6cm" svg:y2="8.7cm">
            <text:p/>
          </draw:line>
          <draw:line draw:style-name="gr14" draw:text-style-name="P1" draw:layer="layout" svg:x1="9.45cm" svg:y1="5.8cm" svg:x2="9.45cm" svg:y2="10.1cm">
            <text:p/>
          </draw:line>
          <draw:line draw:style-name="gr14" draw:text-style-name="P1" draw:layer="layout" svg:x1="9.45cm" svg:y1="8.7cm" svg:x2="9.05cm" svg:y2="8.7cm">
            <text:p/>
          </draw:line>
          <draw:line draw:style-name="gr14" draw:text-style-name="P1" draw:layer="layout" svg:x1="10.35cm" svg:y1="5.8cm" svg:x2="7.5cm" svg:y2="5.8cm">
            <text:p/>
          </draw:line>
          <draw:line draw:style-name="gr14" draw:text-style-name="P1" draw:layer="layout" svg:x1="5.75cm" svg:y1="9.6cm" svg:x2="2.6cm" svg:y2="9.6cm">
            <text:p/>
          </draw:line>
          <draw:line draw:style-name="gr14" draw:text-style-name="P1" draw:layer="layout" svg:x1="9.45cm" svg:y1="9.6cm" svg:x2="6cm" svg:y2="9.6cm">
            <text:p/>
          </draw:line>
          <draw:custom-shape draw:style-name="gr17" draw:text-style-name="P7" draw:layer="layout" svg:width="0.6cm" svg:height="0.3cm" draw:transform="rotate (1.5707963267949) translate (9.3cm 6.7cm)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8.25cm" svg:y1="8.1cm" svg:x2="8.25cm" svg:y2="8.7cm">
            <text:p/>
          </draw:line>
          <draw:line draw:style-name="gr14" draw:text-style-name="P1" draw:layer="layout" svg:x1="10.35cm" svg:y1="6.995cm" svg:x2="9.45cm" svg:y2="6.995cm">
            <text:p/>
          </draw:line>
          <draw:line draw:style-name="gr14" draw:text-style-name="P1" draw:layer="layout" svg:x1="9.65cm" svg:y1="10.1cm" svg:x2="9.25cm" svg:y2="10.1cm">
            <text:p/>
          </draw:line>
          <draw:line draw:style-name="gr14" draw:text-style-name="P1" draw:layer="layout" svg:x1="9.6cm" svg:y1="10.2cm" svg:x2="9.3cm" svg:y2="10.2cm">
            <text:p/>
          </draw:line>
          <draw:line draw:style-name="gr14" draw:text-style-name="P1" draw:layer="layout" svg:x1="9.55cm" svg:y1="10.3cm" svg:x2="9.35cm" svg:y2="10.3cm">
            <text:p/>
          </draw:line>
          <draw:custom-shape draw:style-name="gr11" draw:text-style-name="P7" draw:layer="layout" svg:width="0.16cm" svg:height="0.16cm" svg:x="10.3cm" svg:y="6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6cm" svg:height="0.16cm" svg:x="10.3cm" svg:y="5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6cm" svg:height="0.16cm" svg:x="6cm" svg:y="9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16cm" svg:height="0.16cm" svg:x="5.6cm" svg:y="9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3" draw:layer="layout" svg:width="0.75cm" svg:height="0.725cm" svg:x="5.35cm" svg:y="9.57cm">
            <draw:text-box>
              <text:p text:style-name="P12"><text:span text:style-name="T2">-</text:span></text:p>
            </draw:text-box>
          </draw:frame>
          <draw:frame draw:style-name="gr13" draw:text-style-name="P13" draw:layer="layout" svg:width="0.75cm" svg:height="0.725cm" svg:x="5.7cm" svg:y="9.6cm">
            <draw:text-box>
              <text:p text:style-name="P12"><text:span text:style-name="T2">+</text:span></text:p>
            </draw:text-box>
          </draw:frame>
        </draw:g>
        <draw:path draw:style-name="gr19" draw:text-style-name="P1" draw:layer="layout" svg:width="0.849cm" svg:height="0.499cm" svg:x="1.65cm" svg:y="5.75cm" svg:viewBox="0 0 850 500" svg:d="M0 500c500 0 850-500 850-500">
          <text:p/>
        </draw:path>
        <draw:line draw:style-name="gr20" draw:text-style-name="P1" draw:layer="layout" svg:x1="2.509cm" svg:y1="5.751cm" svg:x2="2.572cm" svg:y2="7.099cm">
          <text:p/>
        </draw:line>
        <draw:line draw:style-name="gr20" draw:text-style-name="P1" draw:layer="layout" svg:x1="2.567cm" svg:y1="5.771cm" svg:x2="2.654cm" svg:y2="7.15cm">
          <text:p/>
        </draw:line>
        <draw:line draw:style-name="gr20" draw:text-style-name="P1" draw:layer="layout" svg:x1="2.732cm" svg:y1="7.146cm" svg:x2="3.75cm" svg:y2="5.75cm">
          <text:p/>
        </draw:line>
        <draw:line draw:style-name="gr20" draw:text-style-name="P1" draw:layer="layout" svg:x1="2.82cm" svg:y1="7.145cm" svg:x2="3.8cm" svg:y2="5.795cm">
          <text:p/>
        </draw:line>
        <draw:line draw:style-name="gr20" draw:text-style-name="P1" draw:layer="layout" svg:x1="2.9cm" svg:y1="7.156cm" svg:x2="3.86cm" svg:y2="5.846cm">
          <text:p/>
        </draw:line>
        <draw:line draw:style-name="gr20" draw:text-style-name="P1" draw:layer="layout" svg:x1="2.98cm" svg:y1="7.161cm" svg:x2="3.92cm" svg:y2="5.881cm">
          <text:p/>
        </draw:line>
        <draw:frame draw:style-name="gr18" draw:text-style-name="P9" draw:layer="layout" svg:width="1cm" svg:height="0.75cm" svg:x="4.1cm" svg:y="6.1cm">
          <draw:text-box>
            <text:p text:style-name="P8"><text:span text:style-name="T1">…</text:span></text:p>
          </draw:text-box>
        </draw:frame>
        <draw:line draw:style-name="gr1" draw:text-style-name="P1" draw:layer="layout" svg:x1="10.82cm" svg:y1="10.75cm" svg:x2="11.23cm" svg:y2="3.24cm">
          <text:p/>
        </draw:line>
        <draw:frame draw:style-name="gr21" draw:text-style-name="P15" draw:layer="layout" svg:width="2.347cm" svg:height="0.569cm" draw:transform="rotate (1.5707963267949) translate (1.04cm 7.647cm)">
          <draw:text-box>
            <text:p text:style-name="P14"><text:span text:style-name="T3">P</text:span><text:span text:style-name="T3">h</text:span><text:span text:style-name="T3">o</text:span><text:span text:style-name="T3">t</text:span><text:span text:style-name="T3">o</text:span><text:span text:style-name="T3">k</text:span><text:span text:style-name="T3">a</text:span><text:span text:style-name="T3">t</text:span><text:span text:style-name="T3">h</text:span><text:span text:style-name="T3">o</text:span><text:span text:style-name="T3">d</text:span><text:span text:style-name="T3">e</text:span></text:p>
          </draw:text-box>
        </draw:frame>
        <draw:g>
          <svg:title>TexMaths</svg:title>
          <svg:desc>10§latex§$R$§svg§600§TRUE§</svg:desc>
          <draw:g>
            <draw:path draw:style-name="gr5" draw:text-style-name="P4" draw:layer="layout" svg:width="0.248cm" svg:height="0.245cm" svg:x="3.983cm" svg:y="8.937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>
          <svg:title>TexMaths</svg:title>
          <svg:desc>10§latex§$R$§svg§600§TRUE§</svg:desc>
          <draw:g>
            <draw:path draw:style-name="gr5" draw:text-style-name="P4" draw:layer="layout" svg:width="0.248cm" svg:height="0.245cm" svg:x="7.584cm" svg:y="8.938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>
          <svg:title>TexMaths</svg:title>
          <svg:desc>10§latex§$R$§svg§600§TRUE§</svg:desc>
          <draw:g>
            <draw:path draw:style-name="gr5" draw:text-style-name="P4" draw:layer="layout" svg:width="0.248cm" svg:height="0.245cm" svg:x="8.585cm" svg:y="8.939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>
          <svg:title>TexMaths</svg:title>
          <svg:desc>10§latex§$R_{a}$§svg§600§TRUE§</svg:desc>
          <draw:g>
            <draw:path draw:style-name="gr5" draw:text-style-name="P4" draw:layer="layout" svg:width="0.248cm" svg:height="0.245cm" svg:x="9.687cm" svg:y="6.241cm" svg:viewBox="0 0 249 246" svg:d="M117 24c2-8 4-12 10-13 3 0 15 0 22 0 24 0 62 0 62 35 0 11-5 36-18 49-9 9-28 21-59 21-13 0-26 0-39 0 7-31 14-62 22-92zM168 120c35-8 76-32 76-67 0-31-32-53-77-53-33 0-66 0-99 0-7 0-11 0-11 7 0 4 4 4 10 4 1 0 8 0 14 1 6 0 9 1 9 5 0 2 0 3-1 7-16 62-31 125-47 187-4 13-5 16-32 16-6 0-10 0-10 7 0 4 3 3 5 4 10 0 34-1 44-1 9 0 35 1 45 1 3 0 7 0 7-7 0-4-3-4-10-4-13 0-23 0-23-6 0-2 1-4 1-6 7-31 15-62 23-92 14 0 28 0 42 0 32 0 38 20 38 31 0 5-2 16-5 24-2 10-5 23-5 30 0 38 41 38 45 38 30 0 42-36 42-40 0-5-3-5-4-5-3 0-4 3-4 5-9 26-24 32-32 32-11 0-13-8-13-21 0-11 2-29 3-40 1-5 2-12 2-17 0-26-24-36-33-40z">
              <text:p/>
            </draw:path>
            <draw:path draw:style-name="gr5" draw:text-style-name="P4" draw:layer="layout" svg:width="0.124cm" svg:height="0.109cm" svg:x="9.953cm" svg:y="6.424cm" svg:viewBox="0 0 125 110" svg:d="M88 14c-5-8-13-14-25-14-31 0-63 34-63 69 0 24 16 41 37 41 13 0 25-8 35-17 4 15 19 17 25 17 9 0 15-5 19-13 6-10 6-16 9-24 0-4-3-4-4-4-3 0-4 1-5 8-3 12-8 26-18 26-7 0-8-5-8-12 0-4 2-13 3-19 2-7 5-17 6-22 1-6 3-13 5-19 1-6 4-18 4-19 0-5-4-8-8-8s-10 3-12 10zM73 77c-2 7-7 12-13 16-2 2-12 10-22 10-9 0-18-6-18-24 0-13 7-40 13-49 11-20 23-24 30-24 17 0 22 19 22 22 0 1 0 2-1 3-4 15-8 30-11 46z">
              <text:p/>
            </draw:path>
          </draw:g>
        </draw:g>
        <draw:g>
          <svg:title>TexMaths</svg:title>
          <svg:desc>10§latex§$\mathrm{e}^{-}$§svg§600§TRUE§</svg:desc>
          <draw:g>
            <draw:path draw:style-name="gr5" draw:text-style-name="P4" draw:layer="layout" svg:width="0.135cm" svg:height="0.159cm" svg:x="1.883cm" svg:y="6.375cm" svg:viewBox="0 0 136 160" svg:d="M30 69c2-53 31-61 43-61 36 0 40 47 40 61-28 0-55 0-83 0zM29 76c33 0 65 0 98 0 8 0 9 0 9-7 0-35-19-69-63-69-41 0-73 36-73 80 0 46 37 80 77 80 43 0 59-39 59-46 0-2-3-3-5-3-3 0-4 1-4 4-13 36-44 36-48 36-17 0-31-10-39-23-11-16-11-39-11-52z">
              <text:p/>
            </draw:path>
            <draw:path draw:style-name="gr5" draw:text-style-name="P4" draw:layer="layout" svg:width="0.165cm" svg:height="0.011cm" svg:x="2.055cm" svg:y="6.337cm" svg:viewBox="0 0 166 12" svg:d="M156 12c4 0 10 0 10-6s-6-6-10-6c-49 0-97 0-146 0-4 0-10 0-10 6s5 6 10 6c49 0 97 0 146 0z">
              <text:p/>
            </draw:path>
          </draw:g>
        </draw:g>
        <draw:frame draw:style-name="gr22" draw:text-style-name="P15" draw:layer="layout" svg:width="1.6cm" svg:height="0.645cm" svg:x="3.85cm" svg:y="7.15cm">
          <draw:text-box>
            <text:p text:style-name="P14"><text:span text:style-name="T3">Dy</text:span><text:span text:style-name="T3">no</text:span><text:span text:style-name="T3">de</text:span></text:p>
          </draw:text-box>
        </draw:frame>
        <draw:frame draw:style-name="gr22" draw:text-style-name="P9" draw:layer="layout" svg:width="1.3cm" svg:height="0.645cm" svg:x="4.9cm" svg:y="4.803cm">
          <draw:text-box>
            <text:p text:style-name="P8"><text:span text:style-name="T1">S</text:span><text:span text:style-name="T1">E</text:span><text:span text:style-name="T1">V</text:span></text:p>
          </draw:text-box>
        </draw:frame>
        <draw:custom-shape draw:style-name="gr23" draw:text-style-name="P7" draw:layer="layout" svg:width="1cm" svg:height="0.75cm" svg:x="7.66cm" svg:y="2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.837cm" svg:height="1.139cm" draw:transform="rotate (-0.785398163397448) translate (7.4cm 0.700000000000001cm)" svg:viewBox="0 0 1838 1140" svg:d="M0 1131c601 106 1485-777 1838-1131">
          <text:p/>
        </draw:path>
        <draw:path draw:style-name="gr9" draw:text-style-name="P1" draw:layer="layout" svg:width="1.837cm" svg:height="1.139cm" draw:transform="rotate (-2.35619449019235) translate (8.7cm 2.75cm)" svg:viewBox="0 0 1838 1140" svg:d="M1838 1131c-601 106-1484-777-1838-1131">
          <text:p/>
        </draw:path>
        <draw:frame draw:style-name="gr24" draw:text-style-name="P9" draw:layer="layout" svg:width="3.1cm" svg:height="0.645cm" svg:x="4.4cm" svg:y="10.104cm">
          <draw:text-box>
            <text:p text:style-name="P8"><text:span text:style-name="T1">H</text:span><text:span text:style-name="T1">o</text:span><text:span text:style-name="T1">c</text:span><text:span text:style-name="T1">h</text:span><text:span text:style-name="T1">s</text:span><text:span text:style-name="T1">p</text:span><text:span text:style-name="T1">a</text:span><text:span text:style-name="T1">n</text:span><text:span text:style-name="T1">n</text:span><text:span text:style-name="T1">u</text:span><text:span text:style-name="T1">n</text:span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Arrow_20_short" draw:display-name="Arrow short" svg:viewBox="0 7 20 13" svg:d="M0 20l10-13 10 13z"/>
    <draw:marker draw:name="Dimension_20_Line_20_Arrow" draw:display-name="Dimension Line Arrow" svg:viewBox="0 0 836 946" svg:d="M0 0v110h418 418v-110zM418 110l-418 836h836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4T09:58:08.967937079</dc:date>
    <meta:editing-duration>PT3H20M26S</meta:editing-duration>
    <meta:editing-cycles>42</meta:editing-cycles>
    <meta:generator>LibreOffice/7.3.7.2$Linux_X86_64 LibreOffice_project/30$Build-2</meta:generator>
    <meta:document-statistic meta:object-count="103"/>
  </office:meta>
</office:document-meta>
</file>